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2.125in"/>
    </style:style>
    <style:style style:name="Table1.D" style:family="table-column">
      <style:table-column-properties style:column-width="1.1042in"/>
    </style:style>
    <style:style style:name="Table1.E" style:family="table-column">
      <style:table-column-properties style:column-width="1.3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e266e" officeooo:paragraph-rsid="001e266e"/>
    </style:style>
    <style:style style:name="P2" style:family="paragraph" style:parent-style-name="Text_20_body">
      <style:text-properties officeooo:rsid="001f61f4" officeooo:paragraph-rsid="001f61f4"/>
    </style:style>
    <style:style style:name="P3" style:family="paragraph" style:parent-style-name="Text_20_body">
      <style:text-properties officeooo:rsid="00203856" officeooo:paragraph-rsid="00203856"/>
    </style:style>
    <style:style style:name="P4" style:family="paragraph" style:parent-style-name="Text_20_body">
      <style:text-properties officeooo:paragraph-rsid="00203856"/>
    </style:style>
    <style:style style:name="P5" style:family="paragraph" style:parent-style-name="Title">
      <style:text-properties officeooo:rsid="001e266e" officeooo:paragraph-rsid="001e266e"/>
    </style:style>
    <style:style style:name="P6" style:family="paragraph" style:parent-style-name="Subtitle">
      <style:text-properties officeooo:rsid="001e266e" officeooo:paragraph-rsid="001e266e"/>
    </style:style>
    <style:style style:name="P7" style:family="paragraph" style:parent-style-name="Table_20_Contents">
      <style:text-properties officeooo:rsid="00203856" officeooo:paragraph-rsid="00203856"/>
    </style:style>
    <style:style style:name="P8" style:family="paragraph" style:parent-style-name="Text_20_body">
      <style:text-properties officeooo:rsid="001f61f4" officeooo:paragraph-rsid="001f61f4"/>
    </style:style>
    <style:style style:name="P9" style:family="paragraph" style:parent-style-name="Text_20_body">
      <style:text-properties officeooo:rsid="001f61f4" officeooo:paragraph-rsid="00268cdb"/>
    </style:style>
    <style:style style:name="P10" style:family="paragraph" style:parent-style-name="Text_20_body">
      <style:text-properties officeooo:rsid="001f61f4" officeooo:paragraph-rsid="002e4c42"/>
    </style:style>
    <style:style style:name="P11" style:family="paragraph" style:parent-style-name="Text_20_body">
      <style:text-properties officeooo:rsid="001f61f4" officeooo:paragraph-rsid="002f3629"/>
    </style:style>
    <style:style style:name="P12" style:family="paragraph" style:parent-style-name="Text_20_body">
      <style:text-properties officeooo:rsid="00296238" officeooo:paragraph-rsid="00296238"/>
    </style:style>
    <style:style style:name="P13" style:family="paragraph" style:parent-style-name="Text_20_body">
      <style:text-properties officeooo:rsid="002b85c7" officeooo:paragraph-rsid="002b85c7"/>
    </style:style>
    <style:style style:name="P14" style:family="paragraph" style:parent-style-name="Text_20_body">
      <style:text-properties officeooo:rsid="002b9d46" officeooo:paragraph-rsid="002b9d46"/>
    </style:style>
    <style:style style:name="P15" style:family="paragraph" style:parent-style-name="Heading_20_3">
      <style:text-properties officeooo:rsid="001f61f4" officeooo:paragraph-rsid="001f61f4"/>
    </style:style>
    <style:style style:name="P16" style:family="paragraph" style:parent-style-name="Heading_20_3">
      <style:text-properties officeooo:rsid="001f61f4" officeooo:paragraph-rsid="002217c6"/>
    </style:style>
    <style:style style:name="P17" style:family="paragraph" style:parent-style-name="Heading_20_3">
      <style:paragraph-properties fo:break-before="page"/>
      <style:text-properties officeooo:rsid="00203856" officeooo:paragraph-rsid="00203856"/>
    </style:style>
    <style:style style:name="P18" style:family="paragraph" style:parent-style-name="Table_20_Contents">
      <style:text-properties officeooo:rsid="002217c6" officeooo:paragraph-rsid="0030cddc"/>
    </style:style>
    <style:style style:name="P19" style:family="paragraph" style:parent-style-name="Table_20_Contents">
      <style:text-properties officeooo:rsid="002311c0" officeooo:paragraph-rsid="00374fd8"/>
    </style:style>
    <style:style style:name="P20" style:family="paragraph" style:parent-style-name="Table_20_Contents">
      <style:text-properties officeooo:rsid="00242ccf" officeooo:paragraph-rsid="00242ccf"/>
    </style:style>
    <style:style style:name="P21" style:family="paragraph" style:parent-style-name="Table_20_Contents">
      <style:text-properties fo:font-weight="bold" officeooo:rsid="00203856" officeooo:paragraph-rsid="00203856" style:font-weight-asian="bold" style:font-weight-complex="bold"/>
    </style:style>
    <style:style style:name="P22" style:family="paragraph" style:parent-style-name="Table_20_Contents">
      <style:text-properties officeooo:rsid="00280f6d" officeooo:paragraph-rsid="0026eed6"/>
    </style:style>
    <style:style style:name="P23" style:family="paragraph" style:parent-style-name="Table_20_Contents">
      <style:text-properties officeooo:rsid="003426aa" officeooo:paragraph-rsid="003426aa"/>
    </style:style>
    <style:style style:name="T1" style:family="text">
      <style:text-properties officeooo:rsid="002217c6"/>
    </style:style>
    <style:style style:name="T2" style:family="text">
      <style:text-properties officeooo:rsid="002311c0"/>
    </style:style>
    <style:style style:name="T3" style:family="text">
      <style:text-properties officeooo:rsid="00240b3b"/>
    </style:style>
    <style:style style:name="T4" style:family="text">
      <style:text-properties officeooo:rsid="00250898"/>
    </style:style>
    <style:style style:name="T5" style:family="text">
      <style:text-properties officeooo:rsid="00260604"/>
    </style:style>
    <style:style style:name="T6" style:family="text">
      <style:text-properties officeooo:rsid="00280f6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aa92c" style:font-style-asian="normal" style:font-style-complex="normal"/>
    </style:style>
    <style:style style:name="T10" style:family="text">
      <style:text-properties fo:font-style="normal" officeooo:rsid="002b54fc" style:font-style-asian="normal" style:font-style-complex="normal"/>
    </style:style>
    <style:style style:name="T11" style:family="text">
      <style:text-properties officeooo:rsid="002d16dd"/>
    </style:style>
    <style:style style:name="T12" style:family="text">
      <style:text-properties officeooo:rsid="002e4c42"/>
    </style:style>
    <style:style style:name="T13" style:family="text">
      <style:text-properties officeooo:rsid="002f3629"/>
    </style:style>
    <style:style style:name="T14" style:family="text">
      <style:text-properties officeooo:rsid="0030cd29"/>
    </style:style>
    <style:style style:name="T15" style:family="text">
      <style:text-properties officeooo:rsid="0030cddc"/>
    </style:style>
    <style:style style:name="T16" style:family="text">
      <style:text-properties officeooo:rsid="00327026"/>
    </style:style>
    <style:style style:name="T17" style:family="text">
      <style:text-properties officeooo:rsid="0035e298"/>
    </style:style>
    <style:style style:name="T18" style:family="text">
      <style:text-properties officeooo:rsid="00376347"/>
    </style:style>
    <style:style style:name="T19" style:family="text">
      <style:text-properties officeooo:rsid="00393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uzzle humain</text:p>
      <text:p text:style-name="P6">Fiche de préparation pour une activité d’informatique débranchée</text:p>
      <text:h text:style-name="Heading_20_3" text:outline-level="3">Public visé :</text:h>
      <text:p text:style-name="P1">Groupe de 20 à 30 personnes, à partir de 7 ans.</text:p>
      <text:p text:style-name="P2">Possibilité de gérer plusieurs groupes en compétition s’il y a assez d’encadrants (et d’e<text:span text:style-name="T4">s</text:span>pace).</text:p>
      <text:h text:style-name="Heading_20_3" text:outline-level="3">Durée de la séance :</text:h>
      <text:p text:style-name="P2">60 minutes.</text:p>
      <text:p text:style-name="P10">Possibilité d’allonger la durée en résolvant <text:span text:style-name="T11">davantage</text:span> de puzzle<text:span text:style-name="T11">s</text:span> (faire des propositions plus incrémentales <text:span text:style-name="T12">de stratégies</text:span>).</text:p>
      <text:h text:style-name="P15" text:outline-level="3">Objectif de la séance :</text:h>
      <text:p text:style-name="P2">Découverte de l’algorithmique distribuée.</text:p>
      <text:h text:style-name="P15" text:outline-level="3">Pré-requis :</text:h>
      <text:p text:style-name="P11">Aucun <text:span text:style-name="T5">pré-requis pédagogique</text:span> : c’est une activité de découverte.</text:p>
      <text:p text:style-name="P11"><text:span text:style-name="T13">On part du principe que tout le monde connaît la notion de puzzle.</text:span></text:p>
      <text:h text:style-name="P15" text:outline-level="3">Matériel nécessaire :</text:h>
      <text:p text:style-name="P9">Assez de puzzles pour la durée de la séance (au moins 3 <text:span text:style-name="T6">puzzles</text:span> à générer grâce au code Python).</text:p>
      <text:p text:style-name="P3">Un chronomètre pour constater l’amélioration des performances suivant la stratégie choisie (c-à-d l’algorithme utilisé).</text:p>
      <text:p text:style-name="P2">Suffisamment de place pour la circulation du groupe (un hall, une cour extérieure…).</text:p>
      <text:h text:style-name="P16" text:outline-level="3"><text:span text:style-name="T1">C’est de l’informatique parce que… </text:span>:</text:h>
      <text:p text:style-name="P12">Les participants ont résolu un problème <text:span text:style-name="T7">global</text:span><text:span text:style-name="T8"> en coordonnant leurs actions </text:span><text:span text:style-name="T7">localement</text:span><text:span text:style-name="T8">. C’est typiquement la manière dont travaillent les ordinateurs en réseau : ils communiquent avec leurs voisins directs pour </text:span><text:span text:style-name="T9">atteindre un but commun et global, sans avoir un décideur unique. </text:span><text:span text:style-name="T10">Par exemple pour acheminer un mail, les ordinateurs utilisent des algorithmes distribués.</text:span></text:p>
      <text:p text:style-name="P13"><text:span text:style-name="T10">L</text:span><text:span text:style-name="T8">e but de l’algorithmique distribué est de trouver les meilleurs stratégies pour résoudre un problème donné le plus efficacement possible.</text:span></text:p>
      <text:p text:style-name="P14"><text:span text:style-name="T8">De nombreux problèmes sont traités de la sorte : trouver les chemins les plus courts pour acheminer un message, élire un coordinateur, conserver des données à plusieurs endroits, etc.</text:span></text:p>
      <text:h text:style-name="P17" text:outline-level="3">Déroulé de la séance 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1">Phase</text:p>
          </table:table-cell>
          <table:table-cell table:style-name="Table1.A1" office:value-type="string">
            <text:p text:style-name="P21">Durée estimée</text:p>
          </table:table-cell>
          <table:table-cell table:style-name="Table1.A1" office:value-type="string">
            <text:p text:style-name="P21">Description et consignes</text:p>
          </table:table-cell>
          <table:table-cell table:style-name="Table1.A1" office:value-type="string">
            <text:p text:style-name="P21">Mode d’interaction</text:p>
          </table:table-cell>
          <table:table-cell table:style-name="Table1.E1" office:value-type="string">
            <text:p text:style-name="P21">Matériel</text:p>
          </table:table-cell>
        </table:table-row>
        <table:table-row>
          <table:table-cell table:style-name="Table1.A2" office:value-type="string">
            <text:p text:style-name="P7">Introduction</text:p>
          </table:table-cell>
          <table:table-cell table:style-name="Table1.A2" office:value-type="string">
            <text:p text:style-name="P7">5min</text:p>
          </table:table-cell>
          <table:table-cell table:style-name="Table1.A2" office:value-type="string">
            <text:p text:style-name="P7">Présentation des objectifs de l’activité, mise en contexte</text:p>
          </table:table-cell>
          <table:table-cell table:style-name="Table1.A2" office:value-type="string">
            <text:p text:style-name="P7">L’animateur parle</text:p>
          </table:table-cell>
          <table:table-cell table:style-name="Table1.E2" office:value-type="string">
            <text:p text:style-name="P7">(aucun)</text:p>
          </table:table-cell>
        </table:table-row>
        <table:table-row>
          <table:table-cell table:style-name="Table1.A2" office:value-type="string">
            <text:p text:style-name="P7">Consignes</text:p>
          </table:table-cell>
          <table:table-cell table:style-name="Table1.A2" office:value-type="string">
            <text:p text:style-name="P7">5min</text:p>
          </table:table-cell>
          <table:table-cell table:style-name="Table1.A2" office:value-type="string">
            <text:p text:style-name="P7">Description de l’activité, annonce des règles du jeu et de l’objectif à atteindre.</text:p>
            <text:p text:style-name="P7">Distribuer au dernier moment.</text:p>
          </table:table-cell>
          <table:table-cell table:style-name="Table1.A2" office:value-type="string">
            <text:p text:style-name="P7">L’animateur parle, prise de questions</text:p>
          </table:table-cell>
          <table:table-cell table:style-name="Table1.E2" office:value-type="string">
            <text:p text:style-name="P7">Une pièce de puzzle pour illustrer les propos</text:p>
          </table:table-cell>
        </table:table-row>
        <table:table-row>
          <table:table-cell table:style-name="Table1.A2" office:value-type="string">
            <text:p text:style-name="P7">Premier puzzle</text:p>
          </table:table-cell>
          <table:table-cell table:style-name="Table1.A2" office:value-type="string">
            <text:p text:style-name="P7">10min</text:p>
          </table:table-cell>
          <table:table-cell table:style-name="Table1.A2" office:value-type="string">
            <text:p text:style-name="P7">Chaque participant dispose d’une pièce de puzzle et ne peut pas s’en séparer. L’objectif est de reconstituer</text:p>
            <text:p text:style-name="P22">le puzzle.</text:p>
            <text:p text:style-name="P7">Cette première résolution est délibérément chaotique (illustrera plus tard l’intérêt d’une stratégie commune – un algorithme)</text:p>
          </table:table-cell>
          <table:table-cell table:style-name="Table1.A2" office:value-type="string">
            <text:p text:style-name="P7">Autonomie des participants</text:p>
          </table:table-cell>
          <table:table-cell table:style-name="Table1.E2" office:value-type="string">
            <text:p text:style-name="P7">Un chronomètre</text:p>
            <text:p text:style-name="P7">Puzzle 1 <text:span text:style-name="T14">(distribuer une pièce par participant, adapter la taille du puzzle au nombre de participants)</text:span></text:p>
            <text:p text:style-name="P7"/>
          </table:table-cell>
        </table:table-row>
        <table:table-row>
          <table:table-cell table:style-name="Table1.A2" office:value-type="string">
            <text:p text:style-name="P7">Bilan intermédiaire</text:p>
          </table:table-cell>
          <table:table-cell table:style-name="Table1.A2" office:value-type="string">
            <text:p text:style-name="P7">5min</text:p>
          </table:table-cell>
          <table:table-cell table:style-name="Table1.A2" office:value-type="string">
            <text:p text:style-name="P18">Que s’est-il <text:span text:style-name="T2">passé ?</text:span></text:p>
            <text:p text:style-name="P18"><text:span text:style-name="T2">Était-ce efficace ?</text:span></text:p>
            <text:p text:style-name="P18"><text:span text:style-name="T2">Comment faire mieux ?</text:span></text:p>
          </table:table-cell>
          <table:table-cell table:style-name="Table1.A2" office:value-type="string">
            <text:p text:style-name="P7">Échange avec les participants</text:p>
          </table:table-cell>
          <table:table-cell table:style-name="Table1.E2" office:value-type="string">
            <text:p text:style-name="P7">(aucun)</text:p>
          </table:table-cell>
        </table:table-row>
        <table:table-row>
          <table:table-cell table:style-name="Table1.A2" office:value-type="string">
            <text:p text:style-name="P7">Puzzle<text:span text:style-name="T15">s</text:span> suivants</text:p>
          </table:table-cell>
          <table:table-cell table:style-name="Table1.A2" office:value-type="string">
            <text:p text:style-name="P7">20min (ou plus si davantage de puzzle<text:span text:style-name="T16">s</text:span>)</text:p>
          </table:table-cell>
          <table:table-cell table:style-name="Table1.A2" office:value-type="string">
            <text:p text:style-name="Table_20_Contents">R<text:span text:style-name="T2">éalisation de nouveaux puzzle en mettant à l’œuvre les stratégies proposées.</text:span></text:p>
            <text:p text:style-name="P23">Comparer le résultat du chronomètre aux performances précédentes.</text:p>
            <text:p text:style-name="P19">Confronter les stratégies proposées à de nouvelles difficultés (bords non-identifiables). <text:span text:style-name="T3">Refaire des bilans intermédiaires entre chaque puzzle.</text:span></text:p>
          </table:table-cell>
          <table:table-cell table:style-name="Table1.A2" office:value-type="string">
            <text:p text:style-name="P7">Autonomie des participants</text:p>
          </table:table-cell>
          <table:table-cell table:style-name="Table1.E2" office:value-type="string">
            <text:p text:style-name="P7">Un chronomètre</text:p>
            <text:p text:style-name="P7">Puzzle 2 et 3</text:p>
          </table:table-cell>
        </table:table-row>
        <table:table-row>
          <table:table-cell table:style-name="Table1.A2" office:value-type="string">
            <text:p text:style-name="P7">Restitution et bilan final</text:p>
          </table:table-cell>
          <table:table-cell table:style-name="Table1.A2" office:value-type="string">
            <text:p text:style-name="P7">15min</text:p>
          </table:table-cell>
          <table:table-cell table:style-name="Table1.A2" office:value-type="string">
            <text:p text:style-name="P20">Discussion et comparaison des différentes stratégies adoptées. Constat de l’efficacité des stratégies distribuées.</text:p>
            <text:p text:style-name="P20">Explication du rapport avec l’informatique.</text:p>
          </table:table-cell>
          <table:table-cell table:style-name="Table1.A2" office:value-type="string">
            <text:p text:style-name="P7">L’animateur échange avec les participants puis <text:span text:style-name="T17">explique le rapport avec l’informatique</text:span></text:p>
          </table:table-cell>
          <table:table-cell table:style-name="Table1.E2" office:value-type="string">
            <text:p text:style-name="P7">(aucun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1:49:45.030168856</meta:creation-date>
    <dc:date>2020-11-19T12:55:31.257352279</dc:date>
    <meta:editing-duration>PT2H22M23S</meta:editing-duration>
    <meta:editing-cycles>24</meta:editing-cycles>
    <meta:generator>LibreOffice/6.0.7.3$Linux_X86_64 LibreOffice_project/00m0$Build-3</meta:generator>
    <meta:document-statistic meta:table-count="1" meta:image-count="0" meta:object-count="0" meta:page-count="2" meta:paragraph-count="67" meta:word-count="476" meta:character-count="3230" meta:non-whitespace-character-count="2820"/>
  </office:meta>
</office:document-meta>
</file>